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3e4" officeooo:paragraph-rsid="001903e4"/>
    </style:style>
    <style:style style:name="P2" style:family="paragraph" style:parent-style-name="Standard">
      <style:text-properties officeooo:paragraph-rsid="001903e4"/>
    </style:style>
    <style:style style:name="P3" style:family="paragraph" style:parent-style-name="Standard">
      <style:text-properties officeooo:rsid="001a0206" officeooo:paragraph-rsid="001a0206"/>
    </style:style>
    <style:style style:name="T1" style:family="text">
      <style:text-properties fo:color="#000000" style:font-name="Arial" fo:font-size="12pt" style:font-size-asian="12pt"/>
    </style:style>
    <style:style style:name="T2" style:family="text">
      <style:text-properties fo:color="#000000" style:font-name="Arial" fo:font-size="12pt" officeooo:rsid="001a3cf0" style:font-size-asian="12pt"/>
    </style:style>
    <style:style style:name="T3" style:family="text">
      <style:text-properties officeooo:rsid="001a3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étudier</text:span> la concurrence</text:p>
      <text:p text:style-name="Standard"/>
      <text:p text:style-name="Standard"><text:span text:style-name="T1">mise en place suivi indicateur surveillance évolution seo</text:span></text:p>
      <text:p text:style-name="Standard"><text:span text:style-name="T1"/></text:p>
      <text:p text:style-name="Standard"><text:span text:style-name="T1">ajouter du contenue pour les recherche long traine</text:span></text:p>
      <text:p text:style-name="Standard"><text:span text:style-name="T1"/></text:p>
      <text:p text:style-name="Standard"><text:span text:style-name="T1">viser le local, mais aussi plus largement : une agence design peut fonctionner de loin</text:span></text:p>
      <text:p text:style-name="Standard"><text:span text:style-name="T1"/></text:p>
      <text:p text:style-name="Standard"><text:span text:style-name="T1">encourager les avis positif et gérer les avis négatif</text:span></text:p>
      <text:p text:style-name="Standard"><text:span text:style-name="T1"/></text:p>
      <text:p text:style-name="Standard"><text:span text:style-name="T1">ajouter page locale</text:span></text:p>
      <text:p text:style-name="Standard"><text:span text:style-name="T1"/></text:p>
      <text:p text:style-name="Standard"><text:span text:style-name="T1">ajouter une page de blog (exp)</text:span></text:p>
      <text:p text:style-name="Standard"><text:span text:style-name="T1"/></text:p>
      <text:p text:style-name="Standard"><text:span text:style-name="T2">vérifier</text:span><text:span text:style-name="T1"> la </text:span><text:span text:style-name="T2">pertinence</text:span><text:span text:style-name="T1"> des texte , champs lexical du sujet . Utilisation de strong et </text:span></text:p>
      <text:p text:style-name="Standard"><text:span text:style-name="T1"/></text:p>
      <text:p text:style-name="Standard"><text:span text:style-name="T1">vérifier les copier coller</text:span></text:p>
      <text:p text:style-name="Standard"><text:span text:style-name="T1"/></text:p>
      <text:p text:style-name="P1"><text:span text:style-name="T1">analyse mots </text:span><text:span text:style-name="T2">clés</text:span></text:p>
      <text:p text:style-name="P2"><text:span text:style-name="T1"/></text:p>
      <text:p text:style-name="P3"><text:span text:style-name="T1">ajouter les aria </text:span><text:span text:style-name="T2">rôles</text:span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8:03:28.803000000</meta:creation-date>
    <dc:date>2021-05-13T01:49:08.637000000</dc:date>
    <meta:editing-duration>PT4H45M8S</meta:editing-duration>
    <meta:editing-cycles>2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1" meta:word-count="78" meta:character-count="468" meta:non-whitespace-character-count="400"/>
  </office:meta>
</office:document-meta>
</file>